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5/3-7 Summit)</text:p>
          </table:table-cell>
          <table:table-cell office:value-type="string">
            <text:p>19</text:p>
          </table:table-cell>
          <table:table-cell office:value-type="string">
            <text:p>14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 (14-8/8-2 Summit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091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37</text:p>
          </table:table-cell>
          <table:table-cell office:value-type="string">
            <text:p>.4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41</text:p>
          </table:table-cell>
          <table:table-cell office:value-type="string">
            <text:p>.415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-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6</text:p>
          </table:table-cell>
          <table:table-cell office:value-type="string">
            <text:p>14</text:p>
          </table:table-cell>
          <table:table-cell office:value-type="string">
            <text:p>119</text:p>
          </table:table-cell>
          <table:table-cell office:value-type="string">
            <text:p>.101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1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76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36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0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9</text:p>
          </table:table-cell>
          <table:table-cell office:value-type="string">
            <text:p>114</text:p>
          </table:table-cell>
          <table:table-cell office:value-type="string">
            <text:p>.37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